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68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hyphenate="true"/>
    </style:style>
    <style:style style:name="ce3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heterogeneous</text:p>
          </table:table-cell>
          <table:table-cell office:value-type="string" calcext:value-type="string">
            <text:p>many small</text:p>
          </table:table-cell>
          <table:table-cell office:value-type="string" calcext:value-type="string">
            <text:p>incr vs heter, %</text:p>
          </table:table-cell>
          <table:table-cell office:value-type="string" calcext:value-type="string">
            <text:p>avg avg</text:p>
          </table:table-cell>
          <table:table-cell office:value-type="string" calcext:value-type="string">
            <text:p>incr vs heter, %</text:p>
          </table:table-cell>
          <table:table-cell office:value-type="string" calcext:value-type="string">
            <text:p>few big</text:p>
          </table:table-cell>
          <table:table-cell office:value-type="string" calcext:value-type="string">
            <text:p>incr vs heter, %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ump.1.3.amd.QY.case39-2136.tree.nf</text:p>
          </table:table-cell>
          <table:table-cell table:style-name="ce3" office:value-type="float" office:value="105782" calcext:value-type="float">
            <text:p>105782,0</text:p>
          </table:table-cell>
          <table:table-cell table:style-name="ce3" office:value-type="string" calcext:value-type="string">
            <text:p>unsolvable currently</text:p>
          </table:table-cell>
          <table:table-cell table:style-name="ce3" table:formula="of:=([.C6]/[.B6])*100 -100" office:value-type="string" office:string-value="" calcext:value-type="error">
            <text:p>#WERT!</text:p>
          </table:table-cell>
          <table:table-cell table:style-name="ce3" office:value-type="float" office:value="115730" calcext:value-type="float">
            <text:p>115730,0</text:p>
          </table:table-cell>
          <table:table-cell table:style-name="ce3" table:formula="of:=([.E6]/[.B6])*100 -100" office:value-type="float" office:value="9.40424646915355" calcext:value-type="float">
            <text:p>9,4</text:p>
          </table:table-cell>
          <table:table-cell table:style-name="ce3" office:value-type="float" office:value="308821" calcext:value-type="float">
            <text:p>308821,0</text:p>
          </table:table-cell>
          <table:table-cell table:style-name="ce3" table:formula="of:=([.G6]/[.B6])*100 -100" office:value-type="float" office:value="191.940972944357" calcext:value-type="float">
            <text:p>191,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ump.1.2.amd.QY.case39-2136.tree.nf</text:p>
          </table:table-cell>
          <table:table-cell table:number-columns-repeated="2" table:style-name="ce3" office:value-type="string" calcext:value-type="string">
            <text:p>unsolvable currently</text:p>
          </table:table-cell>
          <table:table-cell table:style-name="ce3" table:formula="of:=([.C7]/[.B7])*100 -100" office:value-type="string" office:string-value="" calcext:value-type="error">
            <text:p>#WERT!</text:p>
          </table:table-cell>
          <table:table-cell table:style-name="ce3" office:value-type="float" office:value="93362.9" calcext:value-type="float">
            <text:p>93362,9</text:p>
          </table:table-cell>
          <table:table-cell table:style-name="ce3" table:formula="of:=([.E7]/[.B7])*100 -100" office:value-type="string" office:string-value="" calcext:value-type="error">
            <text:p>#WERT!</text:p>
          </table:table-cell>
          <table:table-cell table:style-name="ce3" office:value-type="float" office:value="112488" calcext:value-type="float">
            <text:p>112488,0</text:p>
          </table:table-cell>
          <table:table-cell table:style-name="ce3" table:formula="of:=([.G7]/[.B7])*100 -100" office:value-type="string" office:string-value="" calcext:value-type="error">
            <text:p>#WERT!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ump.0.1.metis.Goodwin.rim-447.tree.nf</text:p>
          </table:table-cell>
          <table:table-cell table:number-columns-repeated="2" table:style-name="ce3" office:value-type="float" office:value="16146.6" calcext:value-type="float">
            <text:p>16146,6</text:p>
          </table:table-cell>
          <table:table-cell table:style-name="ce3" table:formula="of:=([.C8]/[.B8])*100 -100" office:value-type="float" office:value="0" calcext:value-type="float">
            <text:p>,0</text:p>
          </table:table-cell>
          <table:table-cell table:style-name="ce3" office:value-type="float" office:value="21014.8" calcext:value-type="float">
            <text:p>21014,8</text:p>
          </table:table-cell>
          <table:table-cell table:style-name="ce3" table:formula="of:=([.E8]/[.B8])*100 -100" office:value-type="float" office:value="30.1500006193254" calcext:value-type="float">
            <text:p>30,2</text:p>
          </table:table-cell>
          <table:table-cell table:style-name="ce3" office:value-type="float" office:value="30914.4" calcext:value-type="float">
            <text:p>30914,4</text:p>
          </table:table-cell>
          <table:table-cell table:style-name="ce3" table:formula="of:=([.G8]/[.B8])*100 -100" office:value-type="float" office:value="91.4607409609453" calcext:value-type="float">
            <text:p>91,5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dump.1.1.metis.CPM.cz40948-2567.tree.nf</text:p>
          </table:table-cell>
          <table:table-cell table:style-name="ce3" office:value-type="float" office:value="471.95" calcext:value-type="float">
            <text:p>472,0</text:p>
          </table:table-cell>
          <table:table-cell table:style-name="ce3" office:value-type="string" calcext:value-type="string">
            <text:p>unsolvable currently</text:p>
          </table:table-cell>
          <table:table-cell table:style-name="ce3" table:formula="of:=([.C9]/[.B9])*100 -100" office:value-type="string" office:string-value="" calcext:value-type="error">
            <text:p>#WERT!</text:p>
          </table:table-cell>
          <table:table-cell table:style-name="ce3" office:value-type="float" office:value="488.698" calcext:value-type="float">
            <text:p>488,7</text:p>
          </table:table-cell>
          <table:table-cell table:style-name="ce3" table:formula="of:=([.E9]/[.B9])*100 -100" office:value-type="float" office:value="3.54868100434366" calcext:value-type="float">
            <text:p>3,5</text:p>
          </table:table-cell>
          <table:table-cell table:style-name="ce3" office:value-type="float" office:value="839.531" calcext:value-type="float">
            <text:p>839,5</text:p>
          </table:table-cell>
          <table:table-cell table:style-name="ce3" table:formula="of:=([.G9]/[.B9])*100 -100" office:value-type="float" office:value="77.8855810996928" calcext:value-type="float">
            <text:p>77,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ump.1.1.amd.QY.case39-2136.tree.nf</text:p>
          </table:table-cell>
          <table:table-cell table:style-name="ce3" office:value-type="float" office:value="44457.6" calcext:value-type="float">
            <text:p>44457,6</text:p>
          </table:table-cell>
          <table:table-cell table:style-name="ce3" office:value-type="string" calcext:value-type="string">
            <text:p>unsolvable currently</text:p>
          </table:table-cell>
          <table:table-cell table:style-name="ce3" table:formula="of:=([.C10]/[.B10])*100 -100" office:value-type="string" office:string-value="" calcext:value-type="error">
            <text:p>#WERT!</text:p>
          </table:table-cell>
          <table:table-cell table:style-name="ce3" office:value-type="float" office:value="69189.1" calcext:value-type="float">
            <text:p>69189,1</text:p>
          </table:table-cell>
          <table:table-cell table:style-name="ce3" table:formula="of:=([.E10]/[.B10])*100 -100" office:value-type="float" office:value="55.6294086950263" calcext:value-type="float">
            <text:p>55,6</text:p>
          </table:table-cell>
          <table:table-cell table:style-name="ce3" office:value-type="float" office:value="101066" calcext:value-type="float">
            <text:p>101066,0</text:p>
          </table:table-cell>
          <table:table-cell table:style-name="ce3" table:formula="of:=([.G10]/[.B10])*100 -100" office:value-type="float" office:value="127.331209961851" calcext:value-type="float">
            <text:p>127,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ump.0.1.metis.Wang.wang4-833.tree.nf</text:p>
          </table:table-cell>
          <table:table-cell table:number-columns-repeated="2" table:style-name="ce3" office:value-type="float" office:value="934363" calcext:value-type="float">
            <text:p>934363,0</text:p>
          </table:table-cell>
          <table:table-cell table:style-name="ce3" table:formula="of:=([.C11]/[.B11])*100 -100" office:value-type="float" office:value="0" calcext:value-type="float">
            <text:p>,0</text:p>
          </table:table-cell>
          <table:table-cell table:style-name="ce3" office:value-type="float" office:value="934363" calcext:value-type="float">
            <text:p>934363,0</text:p>
          </table:table-cell>
          <table:table-cell table:style-name="ce3" table:formula="of:=([.E11]/[.B11])*100 -100" office:value-type="float" office:value="0" calcext:value-type="float">
            <text:p>,0</text:p>
          </table:table-cell>
          <table:table-cell table:style-name="ce3" office:value-type="float" office:value="941272" calcext:value-type="float">
            <text:p>941272,0</text:p>
          </table:table-cell>
          <table:table-cell table:style-name="ce3" table:formula="of:=([.G11]/[.B11])*100 -100" office:value-type="float" office:value="0.739434245576945" calcext:value-type="float">
            <text:p>,7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dump.0.1.amd.Dehghani.light_in_tissue-1873.tree.nf</text:p>
          </table:table-cell>
          <table:table-cell table:number-columns-repeated="2" table:style-name="ce3" office:value-type="float" office:value="71736.5" calcext:value-type="float">
            <text:p>71736,5</text:p>
          </table:table-cell>
          <table:table-cell table:style-name="ce3" table:formula="of:=([.C12]/[.B12])*100 -100" office:value-type="float" office:value="0" calcext:value-type="float">
            <text:p>,0</text:p>
          </table:table-cell>
          <table:table-cell table:style-name="ce3" office:value-type="float" office:value="71736.5" calcext:value-type="float">
            <text:p>71736,5</text:p>
          </table:table-cell>
          <table:table-cell table:style-name="ce3" table:formula="of:=([.E12]/[.B12])*100 -100" office:value-type="float" office:value="0" calcext:value-type="float">
            <text:p>,0</text:p>
          </table:table-cell>
          <table:table-cell table:style-name="ce3" office:value-type="float" office:value="75401.5" calcext:value-type="float">
            <text:p>75401,5</text:p>
          </table:table-cell>
          <table:table-cell table:style-name="ce3" table:formula="of:=([.G12]/[.B12])*100 -100" office:value-type="float" office:value="5.10897520787883" calcext:value-type="float">
            <text:p>5,1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dump.0.1.metis.Mancktelow.viscorocks-1879.tree.nf</text:p>
          </table:table-cell>
          <table:table-cell table:number-columns-repeated="2" table:style-name="ce3" office:value-type="string" calcext:value-type="string">
            <text:p>unsolvable currently</text:p>
          </table:table-cell>
          <table:table-cell table:style-name="ce3" table:formula="of:=([.C13]/[.B13])*100 -100" office:value-type="string" office:string-value="" calcext:value-type="error">
            <text:p>#WERT!</text:p>
          </table:table-cell>
          <table:table-cell table:style-name="ce3" office:value-type="float" office:value="107294" calcext:value-type="float">
            <text:p>107294,0</text:p>
          </table:table-cell>
          <table:table-cell table:style-name="ce3" table:formula="of:=([.E13]/[.B13])*100 -100" office:value-type="string" office:string-value="" calcext:value-type="error">
            <text:p>#WERT!</text:p>
          </table:table-cell>
          <table:table-cell table:style-name="ce3" office:value-type="float" office:value="107295" calcext:value-type="float">
            <text:p>107295,0</text:p>
          </table:table-cell>
          <table:table-cell table:style-name="ce3" table:formula="of:=([.G13]/[.B13])*100 -100" office:value-type="string" office:string-value="" calcext:value-type="error">
            <text:p>#WERT!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dump.0.1.metis.Mancktelow.viscorocks-1879.tree.nf</text:p>
          </table:table-cell>
          <table:table-cell table:number-columns-repeated="2" table:style-name="ce3" office:value-type="string" calcext:value-type="string">
            <text:p>unsolvable currently</text:p>
          </table:table-cell>
          <table:table-cell table:style-name="ce3" table:formula="of:=([.C14]/[.B14])*100 -100" office:value-type="string" office:string-value="" calcext:value-type="error">
            <text:p>#WERT!</text:p>
          </table:table-cell>
          <table:table-cell table:style-name="ce3" office:value-type="float" office:value="107294" calcext:value-type="float">
            <text:p>107294,0</text:p>
          </table:table-cell>
          <table:table-cell table:style-name="ce3" table:formula="of:=([.E14]/[.B14])*100 -100" office:value-type="string" office:string-value="" calcext:value-type="error">
            <text:p>#WERT!</text:p>
          </table:table-cell>
          <table:table-cell table:style-name="ce3" office:value-type="float" office:value="107295" calcext:value-type="float">
            <text:p>107295,0</text:p>
          </table:table-cell>
          <table:table-cell table:style-name="ce3" table:formula="of:=([.G14]/[.B14])*100 -100" office:value-type="string" office:string-value="" calcext:value-type="error">
            <text:p>#WERT!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no deterioration</text:p>
          </table:table-cell>
          <table:table-cell/>
          <table:table-cell office:value-type="string" calcext:value-type="string">
            <text:p>some deterioration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0"/>
    </number:number-style>
    <number:number-style style:name="N108">
      <number:number number:decimal-places="2" number:min-decimal-places="2" number:min-integer-digits="0"/>
    </number:number-style>
    <number:number-style style:name="N109">
      <number:number number:decimal-places="1" number:min-decimal-places="1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1T18:24:13.893703853</meta:creation-date>
    <dc:date>2021-12-02T13:11:32.557285258</dc:date>
    <meta:editing-duration>PT3H43M16S</meta:editing-duration>
    <meta:editing-cycles>2</meta:editing-cycles>
    <meta:generator>LibreOffice/7.2.2.2$Linux_X86_64 LibreOffice_project/20$Build-2</meta:generator>
    <meta:document-statistic meta:table-count="1" meta:cell-count="82" meta:object-count="0"/>
  </office:meta>
</office:document-meta>
</file>